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01,932,3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66,666,8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32,265,2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16,489,9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19,271,2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17,214,4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27,248,7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11,301,6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96,944,1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80,284,6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63,145,1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56,787,2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53,541,9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50,281,9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40,236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45,432,9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42,517,2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40,970,9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33,271,8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20,140,5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18,873,1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06,626,3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18,534,7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9:25.225882777</dc:date>
    <meta:editing-duration>PT4H31M13S</meta:editing-duration>
    <meta:editing-cycles>109</meta:editing-cycles>
    <meta:generator>LibreOffice/7.2.6.2$Linux_X86_64 LibreOffice_project/20$Build-2</meta:generator>
    <meta:document-statistic meta:table-count="1" meta:cell-count="48" meta:object-count="0"/>
  </office:meta>
</office:document-meta>
</file>